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3126in" fo:margin-right="0in" fo:text-indent="0in" style:auto-text-indent="false"/>
      <style:text-properties officeooo:rsid="001066a0" officeooo:paragraph-rsid="001066a0"/>
    </style:style>
    <style:style style:name="P2" style:family="paragraph" style:parent-style-name="Standard">
      <style:paragraph-properties fo:margin-left="0.3126in" fo:margin-right="0in" fo:text-indent="0in" style:auto-text-indent="false"/>
      <style:text-properties fo:font-weight="bold" officeooo:rsid="001066a0" officeooo:paragraph-rsid="001066a0" style:font-weight-asian="bold" style:font-weight-complex="bold"/>
    </style:style>
    <style:style style:name="P3" style:family="paragraph" style:parent-style-name="Standard">
      <style:paragraph-properties fo:margin-left="0.3126in" fo:margin-right="0in" fo:text-indent="0in" style:auto-text-indent="false"/>
      <style:text-properties officeooo:paragraph-rsid="00156b79"/>
    </style:style>
    <style:style style:name="T1" style:family="text">
      <style:text-properties officeooo:rsid="001066a0"/>
    </style:style>
    <style:style style:name="T2" style:family="text">
      <style:text-properties officeooo:rsid="001220a3"/>
    </style:style>
    <style:style style:name="T3" style:family="text">
      <style:text-properties officeooo:rsid="00147cee"/>
    </style:style>
    <style:style style:name="T4" style:family="text">
      <style:text-properties officeooo:rsid="00156b79"/>
    </style:style>
    <style:style style:name="T5" style:family="text">
      <style:text-properties officeooo:rsid="00158d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k Talvi &amp; Paul Gentemann </text:p>
      <text:p text:style-name="P1">CS460 Project Proposal and Timeline</text:p>
      <text:p text:style-name="P1"/>
      <text:p text:style-name="P2">Proposal: <text:span text:style-name="T5">Download Usurper</text:span></text:p>
      <text:p text:style-name="P1">We intend to write a browser plugin for Google Chrome (and Mozilla Firefox, if time permits) that replaces the standard download bar with one that checks the hashes of files before attempting to download them. Furthermore, we will have the downloader send updates of the download hash history to a central server that maintains hash histories for all computers that use the downloader. The central server's main purpose is to maintain a blacklist of file hashes and prevent the clients from downloading known-bad entities. To this end, the server will have to have an interface with clients who report bad files, as well as have a way to intelligently update (likely leaning on some other service, at least at this stage of development), which will allow it to alert the client retroactively if a hash is suddenly known to be bad after having been allowed through. </text:p>
      <text:p text:style-name="P1"/>
      <text:p text:style-name="P2">Timeline</text:p>
      <text:p text:style-name="P3"><text:span text:style-name="T4">Week 1) </text:span><text:span text:style-name="T1">Neither of us has written a browser plugin before. To that end, we will have to spend the first week going through tutorials to figure that aspect out.</text:span><text:span text:style-name="T2"> </text:span><text:span text:style-name="T1">Concurrently, we will have to hammer out implementation details, as we find ways that will be easier to code, or that will make the final product more robust or user-friendly. </text:span><text:span text:style-name="T2">Also, as a precursor to the actual coding, we will have to make a git or svn repo so that we can work together. </text:span></text:p>
      <text:p text:style-name="P3"><text:span text:style-name="T4">Week 2) </text:span><text:span text:style-name="T1">By 11/5, we should have enough of an idea how to proceed that we can actually start writing code. </text:span><text:span text:style-name="T2">We will start with the barest of bones, just to get the proof of concept working, and iteratively add the features in order of importance. Prior to this, we will have to decide on this importance hierarchy, but that will likely have to be determined after we have the skeleton working. </text:span><text:span text:style-name="T1"><text:s/></text:span></text:p>
      <text:p text:style-name="P3"><text:span text:style-name="T4">Week 3) </text:span><text:span text:style-name="T2">The skeleton should be working by 11/12.</text:span></text:p>
      <text:p text:style-name="P3"><text:span text:style-name="T4">Week 4) This will be a week of padding, in case we run into difficulties in any or all of the above steps, so we expect a pretty good skeleton or better by </text:span><text:span text:style-name="T3">11/19. </text:span></text:p>
      <text:p text:style-name="P3"><text:span text:style-name="T4">Week 5) </text:span><text:span text:style-name="T3">That leaves 11/20 through 11/27 to flesh out details and readjust our course, </text:span><text:span text:style-name="T4">if needed</text:span><text:span text:style-name="T3">. </text:span></text:p>
      <text:p text:style-name="P3"><text:span text:style-name="T4">Week 6-7) </text:span><text:span text:style-name="T3">From 11/28 to 12/1, we won't do anything. That leaves 12/2 to 12/8 to finish up our work, and two days to put together a presentation to share with the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3-10-29T14:53:50</meta:creation-date>
    <dc:date>2013-10-29T16:10:39</dc:date>
    <dc:creator>paul </dc:creator>
    <meta:editing-duration>PT13M47S</meta:editing-duration>
    <meta:editing-cycles>4</meta:editing-cycles>
    <meta:generator>LibreOffice/4.0.2.2$Linux_X86_64 LibreOffice_project/400m0$Build-2</meta:generator>
    <meta:document-statistic meta:table-count="0" meta:image-count="0" meta:object-count="0" meta:page-count="1" meta:paragraph-count="11" meta:word-count="409" meta:character-count="2279" meta:non-whitespace-character-count="1874"/>
  </office:meta>
</office:document-meta>
</file>